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Ratio max. followers of N - H" table:style-name="ta1">
        <table:shapes>
          <draw:frame draw:z-index="0" draw:style-name="gr1" draw:text-style-name="P1" svg:width="6.2988in" svg:height="3.5429in" svg:x="8.002in" svg:y="0.0394in">
            <draw:object draw:notify-on-update-of-ranges="'summary_counter_education_Ratio max. followers of N - H'.A2:'summary_counter_education_Ratio max. followers of N - H'.A6 'summary_counter_education_Ratio max. followers of N - H'.B1:'summary_counter_education_Ratio max. followers of N - H'.B1 'summary_counter_education_Ratio max. followers of N - H'.B2:'summary_counter_education_Ratio max. followers of N - H'.B6 'summary_counter_education_Ratio max. followers of N - H'.C1:'summary_counter_education_Ratio max. followers of N - H'.C1 'summary_counter_education_Ratio max. followers of N - H'.C2:'summary_counter_education_Ratio max. followers of N - H'.C6 'summary_counter_education_Ratio max. followers of N - H'.D1:'summary_counter_education_Ratio max. followers of N - H'.D1 'summary_counter_education_Ratio max. followers of N - H'.D2:'summary_counter_education_Ratio max. followers of N - H'.D6 'summary_counter_education_Ratio max. followers of N - H'.E1:'summary_counter_education_Ratio max. followers of N - H'.E1 'summary_counter_education_Ratio max. followers of N - H'.E2:'summary_counter_education_Ratio max. followers of N - H'.E6 'summary_counter_education_Ratio max. followers of N - H'.F1:'summary_counter_education_Ratio max. followers of N - H'.F1 'summary_counter_education_Ratio max. followers of N - H'.F2:'summary_counter_education_Ratio max. followers of N - H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37" calcext:value-type="float">
            <text:p>9.837</text:p>
          </table:table-cell>
          <table:table-cell office:value-type="float" office:value="6.993" calcext:value-type="float">
            <text:p>6.993</text:p>
          </table:table-cell>
          <table:table-cell office:value-type="float" office:value="7.498" calcext:value-type="float">
            <text:p>7.498</text:p>
          </table:table-cell>
          <table:table-cell office:value-type="float" office:value="5.124" calcext:value-type="float">
            <text:p>5.124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9364616849856" calcext:value-type="float">
            <text:p>6.69364616849856</text:p>
          </table:table-cell>
          <table:table-cell office:value-type="float" office:value="6.63" calcext:value-type="float">
            <text:p>6.63</text:p>
          </table:table-cell>
          <table:table-cell office:value-type="float" office:value="4.53046971529745" calcext:value-type="float">
            <text:p>4.53046971529745</text:p>
          </table:table-cell>
          <table:table-cell office:value-type="float" office:value="5.10180680513743" calcext:value-type="float">
            <text:p>5.10180680513743</text:p>
          </table:table-cell>
          <table:table-cell office:value-type="float" office:value="3.24228691534313" calcext:value-type="float">
            <text:p>3.24228691534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8757390242928" calcext:value-type="float">
            <text:p>6.28757390242928</text:p>
          </table:table-cell>
          <table:table-cell office:value-type="float" office:value="5.84821137728444" calcext:value-type="float">
            <text:p>5.84821137728444</text:p>
          </table:table-cell>
          <table:table-cell office:value-type="float" office:value="4.06909132572557" calcext:value-type="float">
            <text:p>4.06909132572557</text:p>
          </table:table-cell>
          <table:table-cell office:value-type="float" office:value="3.452473159027" calcext:value-type="float">
            <text:p>3.452473159027</text:p>
          </table:table-cell>
          <table:table-cell office:value-type="float" office:value="3.00176936299789" calcext:value-type="float">
            <text:p>3.00176936299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96845852507138" calcext:value-type="float">
            <text:p>5.96845852507138</text:p>
          </table:table-cell>
          <table:table-cell office:value-type="float" office:value="5.35626175557005" calcext:value-type="float">
            <text:p>5.35626175557005</text:p>
          </table:table-cell>
          <table:table-cell office:value-type="float" office:value="4.66150754615053" calcext:value-type="float">
            <text:p>4.66150754615053</text:p>
          </table:table-cell>
          <table:table-cell office:value-type="float" office:value="3.52487766746646" calcext:value-type="float">
            <text:p>3.52487766746646</text:p>
          </table:table-cell>
          <table:table-cell office:value-type="float" office:value="3.18746272543709" calcext:value-type="float">
            <text:p>3.18746272543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3017657937315" calcext:value-type="float">
            <text:p>6.03017657937315</text:p>
          </table:table-cell>
          <table:table-cell office:value-type="float" office:value="5.08130973646441" calcext:value-type="float">
            <text:p>5.08130973646441</text:p>
          </table:table-cell>
          <table:table-cell office:value-type="float" office:value="4.44055168965203" calcext:value-type="float">
            <text:p>4.44055168965203</text:p>
          </table:table-cell>
          <table:table-cell office:value-type="float" office:value="3.55441001611237" calcext:value-type="float">
            <text:p>3.55441001611237</text:p>
          </table:table-cell>
          <table:table-cell office:value-type="float" office:value="3.10118972649454" calcext:value-type="float">
            <text:p>3.1011897264945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_old</text:p>
          </table:table-cell>
          <table:table-cell office:value-type="float" office:value="6.69364616849856" calcext:value-type="float">
            <text:p>6.69364616849856</text:p>
          </table:table-cell>
          <table:table-cell office:value-type="float" office:value="8.69263699951995" calcext:value-type="float">
            <text:p>8.69263699951995</text:p>
          </table:table-cell>
          <table:table-cell office:value-type="float" office:value="4.53046971529745" calcext:value-type="float">
            <text:p>4.53046971529745</text:p>
          </table:table-cell>
          <table:table-cell office:value-type="float" office:value="5.10180680513743" calcext:value-type="float">
            <text:p>5.10180680513743</text:p>
          </table:table-cell>
          <table:table-cell office:value-type="float" office:value="3.24228691534313" calcext:value-type="float">
            <text:p>3.24228691534313</text:p>
          </table:table-cell>
        </table:table-row>
        <table:table-row table:style-name="ro1">
          <table:table-cell office:value-type="string" calcext:value-type="string">
            <text:p>_new</text:p>
          </table:table-cell>
          <table:table-cell office:value-type="float" office:value="5.77724663971866" calcext:value-type="float">
            <text:p>5.77724663971866</text:p>
          </table:table-cell>
          <table:table-cell office:value-type="float" office:value="4.56917431258963" calcext:value-type="float">
            <text:p>4.56917431258963</text:p>
          </table:table-cell>
          <table:table-cell office:value-type="float" office:value="5.02644095604761" calcext:value-type="float">
            <text:p>5.02644095604761</text:p>
          </table:table-cell>
          <table:table-cell office:value-type="float" office:value="3.8996793031012" calcext:value-type="float">
            <text:p>3.8996793031012</text:p>
          </table:table-cell>
          <table:table-cell office:value-type="float" office:value="2.96723587006438" calcext:value-type="float">
            <text:p>2.96723587006438</text:p>
          </table:table-cell>
        </table:table-row>
        <table:table-row table:style-name="ro1">
          <table:table-cell table:number-columns-repeated="2"/>
          <table:table-cell table:formula="of:=SUM([.C9:.C10])/2" office:value-type="float" office:value="6.63090565605479" calcext:value-type="float">
            <text:p>6.630905656054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11:32.260202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13:22.669240820</dc:date>
    <meta:editing-duration>PT7M6S</meta:editing-duration>
    <meta:editing-cycles>5</meta:editing-cycles>
    <meta:generator>LibreOffice/7.0.3.1$Linux_X86_64 LibreOffice_project/00$Build-1</meta:generator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Ratio max. followers of N - H'.A1:'summary_counter_education_Ratio max. followers of N - H'.F6" chart:data-source-has-labels="both" svg:x="1.331cm" svg:y="0.18cm" svg:width="12.264cm" svg:height="7.659cm">
          <chart:coordinate-region svg:x="1.767cm" svg:y="0.379cm" svg:width="11.549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Ratio max. followers of N - H'.A2:'summary_counter_education_Ratio max. followers of N - H'.A6"/>
          </chart:axis>
          <chart:axis chart:dimension="y" chart:name="primary-y" chart:style-name="ch4">
            <chart:title svg:x="0.451cm" svg:y="5.958cm" chart:style-name="ch6">
              <text:p>ratio max out-degree N / H</text:p>
            </chart:title>
            <chart:grid chart:style-name="ch7" chart:class="major"/>
          </chart:axis>
          <chart:series chart:style-name="ch8" chart:values-cell-range-address="'summary_counter_education_Ratio max. followers of N - H'.B2:'summary_counter_education_Ratio max. followers of N - H'.B6" chart:label-cell-address="'summary_counter_education_Ratio max. followers of N - H'.B1:'summary_counter_education_Ratio max. followers of N - H'.B1" chart:class="chart:line">
            <chart:data-point chart:repeated="5"/>
          </chart:series>
          <chart:series chart:style-name="ch9" chart:values-cell-range-address="'summary_counter_education_Ratio max. followers of N - H'.C2:'summary_counter_education_Ratio max. followers of N - H'.C6" chart:label-cell-address="'summary_counter_education_Ratio max. followers of N - H'.C1:'summary_counter_education_Ratio max. followers of N - H'.C1" chart:class="chart:line">
            <chart:data-point chart:repeated="5"/>
          </chart:series>
          <chart:series chart:style-name="ch10" chart:values-cell-range-address="'summary_counter_education_Ratio max. followers of N - H'.D2:'summary_counter_education_Ratio max. followers of N - H'.D6" chart:label-cell-address="'summary_counter_education_Ratio max. followers of N - H'.D1:'summary_counter_education_Ratio max. followers of N - H'.D1" chart:class="chart:line">
            <chart:data-point chart:repeated="5"/>
          </chart:series>
          <chart:series chart:style-name="ch11" chart:values-cell-range-address="'summary_counter_education_Ratio max. followers of N - H'.E2:'summary_counter_education_Ratio max. followers of N - H'.E6" chart:label-cell-address="'summary_counter_education_Ratio max. followers of N - H'.E1:'summary_counter_education_Ratio max. followers of N - H'.E1" chart:class="chart:line">
            <chart:data-point chart:repeated="5"/>
          </chart:series>
          <chart:series chart:style-name="ch12" chart:values-cell-range-address="'summary_counter_education_Ratio max. followers of N - H'.F2:'summary_counter_education_Ratio max. followers of N - H'.F6" chart:label-cell-address="'summary_counter_education_Ratio max. followers of N - H'.F1:'summary_counter_education_Ratio max. followers of N - H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Ratio max. followers of N - H'.B1:'summary_counter_education_Ratio max. followers of N - H'.B1</svg:desc>
                </draw:g>
              </table:table-cell>
              <table:table-cell office:value-type="string">
                <text:p>500</text:p>
                <draw:g>
                  <svg:desc>'summary_counter_education_Ratio max. followers of N - H'.C1:'summary_counter_education_Ratio max. followers of N - H'.C1</svg:desc>
                </draw:g>
              </table:table-cell>
              <table:table-cell office:value-type="string">
                <text:p>1000</text:p>
                <draw:g>
                  <svg:desc>'summary_counter_education_Ratio max. followers of N - H'.D1:'summary_counter_education_Ratio max. followers of N - H'.D1</svg:desc>
                </draw:g>
              </table:table-cell>
              <table:table-cell office:value-type="string">
                <text:p>2000</text:p>
                <draw:g>
                  <svg:desc>'summary_counter_education_Ratio max. followers of N - H'.E1:'summary_counter_education_Ratio max. followers of N - H'.E1</svg:desc>
                </draw:g>
              </table:table-cell>
              <table:table-cell office:value-type="string">
                <text:p>5000</text:p>
                <draw:g>
                  <svg:desc>'summary_counter_education_Ratio max. followers of N - H'.F1:'summary_counter_education_Ratio max. followers of N - H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Ratio max. followers of N - H'.A2:'summary_counter_education_Ratio max. followers of N - H'.A6</svg:desc>
                </draw:g>
              </table:table-cell>
              <table:table-cell office:value-type="float" office:value="9.837">
                <text:p>9.837</text:p>
                <draw:g>
                  <svg:desc>'summary_counter_education_Ratio max. followers of N - H'.B2:'summary_counter_education_Ratio max. followers of N - H'.B6</svg:desc>
                </draw:g>
              </table:table-cell>
              <table:table-cell office:value-type="float" office:value="6.993">
                <text:p>6.993</text:p>
                <draw:g>
                  <svg:desc>'summary_counter_education_Ratio max. followers of N - H'.C2:'summary_counter_education_Ratio max. followers of N - H'.C6</svg:desc>
                </draw:g>
              </table:table-cell>
              <table:table-cell office:value-type="float" office:value="7.498">
                <text:p>7.498</text:p>
                <draw:g>
                  <svg:desc>'summary_counter_education_Ratio max. followers of N - H'.D2:'summary_counter_education_Ratio max. followers of N - H'.D6</svg:desc>
                </draw:g>
              </table:table-cell>
              <table:table-cell office:value-type="float" office:value="5.124">
                <text:p>5.124</text:p>
                <draw:g>
                  <svg:desc>'summary_counter_education_Ratio max. followers of N - H'.E2:'summary_counter_education_Ratio max. followers of N - H'.E6</svg:desc>
                </draw:g>
              </table:table-cell>
              <table:table-cell office:value-type="float" office:value="3.321">
                <text:p>3.321</text:p>
                <draw:g>
                  <svg:desc>'summary_counter_education_Ratio max. followers of N - H'.F2:'summary_counter_education_Ratio max. followers of N - H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69364616849856">
                <text:p>6.69364616849856</text:p>
              </table:table-cell>
              <table:table-cell office:value-type="float" office:value="6.63">
                <text:p>6.63</text:p>
              </table:table-cell>
              <table:table-cell office:value-type="float" office:value="4.53046971529745">
                <text:p>4.53046971529745</text:p>
              </table:table-cell>
              <table:table-cell office:value-type="float" office:value="5.10180680513743">
                <text:p>5.10180680513743</text:p>
              </table:table-cell>
              <table:table-cell office:value-type="float" office:value="3.24228691534313">
                <text:p>3.242286915343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28757390242928">
                <text:p>6.28757390242928</text:p>
              </table:table-cell>
              <table:table-cell office:value-type="float" office:value="5.84821137728444">
                <text:p>5.84821137728444</text:p>
              </table:table-cell>
              <table:table-cell office:value-type="float" office:value="4.06909132572557">
                <text:p>4.06909132572557</text:p>
              </table:table-cell>
              <table:table-cell office:value-type="float" office:value="3.452473159027">
                <text:p>3.452473159027</text:p>
              </table:table-cell>
              <table:table-cell office:value-type="float" office:value="3.00176936299789">
                <text:p>3.001769362997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96845852507138">
                <text:p>5.96845852507138</text:p>
              </table:table-cell>
              <table:table-cell office:value-type="float" office:value="5.35626175557005">
                <text:p>5.35626175557005</text:p>
              </table:table-cell>
              <table:table-cell office:value-type="float" office:value="4.66150754615053">
                <text:p>4.66150754615053</text:p>
              </table:table-cell>
              <table:table-cell office:value-type="float" office:value="3.52487766746646">
                <text:p>3.52487766746646</text:p>
              </table:table-cell>
              <table:table-cell office:value-type="float" office:value="3.18746272543709">
                <text:p>3.187462725437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03017657937315">
                <text:p>6.03017657937315</text:p>
              </table:table-cell>
              <table:table-cell office:value-type="float" office:value="5.08130973646441">
                <text:p>5.08130973646441</text:p>
              </table:table-cell>
              <table:table-cell office:value-type="float" office:value="4.44055168965203">
                <text:p>4.44055168965203</text:p>
              </table:table-cell>
              <table:table-cell office:value-type="float" office:value="3.55441001611237">
                <text:p>3.55441001611237</text:p>
              </table:table-cell>
              <table:table-cell office:value-type="float" office:value="3.10118972649454">
                <text:p>3.10118972649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